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00000697B00004F1D0E6C34BA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89cm" svg:height="2.748cm" svg:x="0.025cm" svg:y="0.728cm">
          <draw:image xlink:href="Pictures/200001300000697B00004F1D0E6C34BA.wmf" xlink:type="simple" xlink:show="embed" xlink:actuate="onLoad">
            <text:p/>
          </draw:image>
        </draw:frame>
        <draw:line draw:style-name="gr2" draw:text-style-name="P1" draw:layer="layout" svg:x1="0.166cm" svg:y1="2.096cm" svg:x2="8.166cm" svg:y2="2.096cm">
          <text:p/>
        </draw:line>
        <draw:line draw:style-name="gr2" draw:text-style-name="P1" draw:layer="layout" svg:x1="4.064cm" svg:y1="0.639cm" svg:x2="4.064cm" svg:y2="3.527cm">
          <text:p/>
        </draw:line>
        <draw:frame draw:style-name="gr3" draw:layer="layout" svg:width="0.51cm" svg:height="0.469cm" svg:x="6.361cm" svg:y="2.1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43cm" svg:height="0.469cm" svg:x="0.993cm" svg:y="2.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62cm" svg:y1="2.032cm" svg:x2="6.62cm" svg:y2="2.198cm">
          <text:p/>
        </draw:line>
        <draw:line draw:style-name="gr2" draw:text-style-name="P1" draw:layer="layout" svg:x1="1.559cm" svg:y1="2.032cm" svg:x2="1.559cm" svg:y2="2.224cm">
          <text:p/>
        </draw:line>
        <draw:frame draw:style-name="gr3" draw:layer="layout" svg:width="0.493cm" svg:height="0.469cm" svg:x="3.831cm" svg:y="0.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34cm" svg:height="0.469cm" svg:x="8.151cm" svg:y="1.8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3.826cm" svg:y1="0.807cm" svg:x2="3.348cm" svg:y2="0.807cm">
          <text:p/>
        </draw:line>
        <draw:frame draw:style-name="gr3" draw:layer="layout" svg:width="0.637cm" svg:height="0.532cm" svg:x="2.74cm" svg:y="0.386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11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o math:stretchy="false">π</math:mo>
    </math:mrow>
    <math:annotation math:encoding="StarMath 5.0">-%p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B</math:mi>
      <math:mn>0</math:mn>
    </math:msub>
    <math:annotation math:encoding="StarMath 5.0">B_0</math:annotation>
  </math:semantics>
</math:math>
</file>